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92e" officeooo:paragraph-rsid="000f692e"/>
    </style:style>
    <style:style style:name="P2" style:family="paragraph" style:parent-style-name="Text_20_body">
      <style:text-properties officeooo:rsid="001eb8cb" officeooo:paragraph-rsid="001eb8cb"/>
    </style:style>
    <style:style style:name="P3" style:family="paragraph" style:parent-style-name="Text_20_body" style:list-style-name="L1">
      <style:text-properties officeooo:rsid="001eb8cb" officeooo:paragraph-rsid="001eb8cb"/>
    </style:style>
    <style:style style:name="P4" style:family="paragraph" style:parent-style-name="Title">
      <style:text-properties officeooo:rsid="001eb8cb" officeooo:paragraph-rsid="001eb8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Do</text:p>
      <text:p text:style-name="P1"/>
      <text:p text:style-name="P2">Hier werden die aktuell zu erledigenden Arbeiten hinterlegt. Falls etwas dabei ist, was du gerne kannst und machen würdest, würden wir uns freuen dich kennen zu lernen. Unterstützer_innen werden immer gebraucht und auf jeden Fall auch gewürdigt.</text:p>
      <text:list xml:id="list6488297365553315252" text:style-name="L1">
        <text:list-item>
          <text:p text:style-name="P3">Umstellen auf Make Projekt</text:p>
        </text:list-item>
        <text:list-item>
          <text:p text:style-name="P3">Erstellung eines HelloWorld Mini Treibers</text:p>
        </text:list-item>
        <text:list-item>
          <text:p text:style-name="P3">UML Dokumentation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1:18:33.824408804</meta:creation-date>
    <dc:date>2016-08-06T13:34:13.999053640</dc:date>
    <meta:editing-duration>PT1H57S</meta:editing-duration>
    <meta:editing-cycles>16</meta:editing-cycles>
    <meta:generator>LibreOffice/5.1.5.1$Linux_X86_64 LibreOffice_project/10m0$Build-1</meta:generator>
    <meta:document-statistic meta:table-count="0" meta:image-count="0" meta:object-count="0" meta:page-count="1" meta:paragraph-count="5" meta:word-count="52" meta:character-count="336" meta:non-whitespace-character-count="292"/>
  </office:meta>
</office:document-meta>
</file>